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10">
      <style:table-cell-properties style:vertical-align="middle" style:repeat-content="false"/>
      <style:paragraph-properties fo:text-align="center"/>
    </style:style>
    <style:style style:name="ce5" style:family="table-cell" style:parent-style-name="W_228_hrung" style:data-style-name="N34"/>
    <style:style style:name="ce6" style:family="table-cell" style:parent-style-name="Default" style:data-style-name="N34"/>
    <style:style style:name="ce7" style:family="table-cell" style:parent-style-name="W_228_hrung" style:data-style-name="N41"/>
    <style:style style:name="ce8" style:family="table-cell" style:parent-style-name="Default" style:data-style-name="N34">
      <style:text-properties fo:color="#FF0000"/>
    </style:style>
    <style:style style:name="co1" style:family="table-column">
      <style:table-column-properties fo:break-before="auto" style:column-width="2.65641666666667cm" style:use-optimal-column-width="true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3.02683333333333cm" style:use-optimal-column-width="true"/>
    </style:style>
    <style:style style:name="co4" style:family="table-column">
      <style:table-column-properties fo:break-before="auto" style:column-width="2.45533333333333cm" style:use-optimal-column-width="true"/>
    </style:style>
    <style:style style:name="co5" style:family="table-column">
      <style:table-column-properties fo:break-before="auto" style:column-width="3.10091666666667cm" style:use-optimal-column-width="true"/>
    </style:style>
    <style:style style:name="co6" style:family="table-column">
      <style:table-column-properties fo:break-before="auto" style:column-width="2.25425cm" style:use-optimal-column-width="true"/>
    </style:style>
    <style:style style:name="co7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2">
            <text:p>KG</text:p>
          </table:table-cell>
          <table:table-cell office:value-type="string" table:style-name="ce3">
            <text:p>Einlagen</text:p>
          </table:table-cell>
          <table:table-cell office:value-type="string" table:style-name="ce1">
            <text:p>Kapitalverzinstung</text:p>
          </table:table-cell>
          <table:table-cell office:value-type="string" table:style-name="ce1">
            <text:p>Restgewinn</text:p>
          </table:table-cell>
          <table:table-cell office:value-type="string" table:style-name="ce1">
            <text:p>kapital entnamhen</text:p>
          </table:table-cell>
          <table:table-cell office:value-type="string" table:style-name="ce1">
            <text:p>Gesamt Gewinn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euer</text:p>
          </table:table-cell>
          <table:table-cell office:value-type="currency" office:value="900000" table:style-name="ce4">
            <text:p>900.000 €</text:p>
          </table:table-cell>
          <table:table-cell office:value-type="currency" office:value="54000" table:formula="of:=([.B3]*0.06)" table:style-name="ce5">
            <text:p><text:s/>54.000,00 €<text:s/></text:p>
          </table:table-cell>
          <table:table-cell office:value-type="currency" office:value="8250" table:formula="of:=([.D6]/6)*(3)" table:style-name="ce6">
            <text:p><text:s/>8.250,00 €<text:s/></text:p>
          </table:table-cell>
          <table:table-cell office:value-type="float" office:value="10000" table:style-name="ce1">
            <text:p>10000</text:p>
          </table:table-cell>
          <table:table-cell office:value-type="currency" office:value="72250" table:formula="of:=SUM([.C3];[.D3];10000)" table:style-name="ce6">
            <text:p><text:s/>72.250,00 €<text:s/></text:p>
          </table:table-cell>
          <table:table-cell office:value-type="currency" office:value="30250" table:formula="of:=([.F3]-42000)" table:style-name="ce6">
            <text:p><text:s/>30.250,00 €<text:s/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rling</text:p>
          </table:table-cell>
          <table:table-cell office:value-type="currency" office:value="130000" table:style-name="ce4">
            <text:p>130.000 €</text:p>
          </table:table-cell>
          <table:table-cell office:value-type="currency" office:value="7800" table:formula="of:=([.B4]*0.06)" table:style-name="ce5">
            <text:p><text:s/>7.800,00 €<text:s/></text:p>
          </table:table-cell>
          <table:table-cell office:value-type="currency" office:value="5500" table:formula="of:=([.D6]/6)*(2)" table:style-name="ce6">
            <text:p><text:s/>5.500,00 €<text:s/></text:p>
          </table:table-cell>
          <table:table-cell table:style-name="ce1"/>
          <table:table-cell office:value-type="currency" office:value="13300" table:formula="of:=SUM([.C4];[.D4])" table:style-name="ce6">
            <text:p><text:s/>13.300,00 €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Ullmann</text:p>
          </table:table-cell>
          <table:table-cell office:value-type="currency" office:value="120000" table:style-name="ce4">
            <text:p>120.000 €</text:p>
          </table:table-cell>
          <table:table-cell office:value-type="currency" office:value="7200" table:formula="of:=([.B5]*0.06)" table:style-name="ce5">
            <text:p><text:s/>7.200,00 €<text:s/></text:p>
          </table:table-cell>
          <table:table-cell office:value-type="currency" office:value="2750" table:formula="of:=([.D6]/6)" table:style-name="ce6">
            <text:p><text:s/>2.750,00 €<text:s/></text:p>
          </table:table-cell>
          <table:table-cell table:style-name="ce1"/>
          <table:table-cell office:value-type="currency" office:value="9950" table:formula="of:=SUM([.C5];[.D5])" table:style-name="ce6">
            <text:p><text:s/>9.950,00 €<text:s/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Firmen Daten</text:p>
          </table:table-cell>
          <table:table-cell office:value-type="currency" office:value="1150000" table:formula="of:=SUM([.B4];[.B5];[.B3])" table:style-name="ce4">
            <text:p>1.150.000 €</text:p>
          </table:table-cell>
          <table:table-cell office:value-type="currency" office:value="85500" table:formula="of:=(95500-10000)" table:style-name="ce7">
            <text:p><text:s/>85.500 €<text:s/></text:p>
          </table:table-cell>
          <table:table-cell office:value-type="currency" office:value="16500" table:formula="of:=([.C6])-([.C5]+[.C4]+[.C3])" table:style-name="ce8">
            <text:p><text:s/>16.500,00 €<text:s/></text:p>
          </table:table-cell>
          <table:table-cell table:style-name="ce6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ufgabe 1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3">
            <text:p>Nadine Neu</text:p>
          </table:table-cell>
          <table:table-cell office:value-type="float" office:value="10000" table:style-name="ce1">
            <text:p>10000</text:p>
          </table:table-cell>
          <table:table-cell office:value-type="float" office:value="25" table:style-name="ce1">
            <text:p>25</text:p>
          </table:table-cell>
          <table:table-cell office:value-type="float" office:value="1500" table:formula="of:=(6000*0.25)" table:style-name="ce1">
            <text:p>15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3">
            <text:p>Harald Hilfbereit</text:p>
          </table:table-cell>
          <table:table-cell office:value-type="float" office:value="20000" table:style-name="ce1">
            <text:p>20000</text:p>
          </table:table-cell>
          <table:table-cell office:value-type="float" office:value="75" table:style-name="ce1">
            <text:p>75</text:p>
          </table:table-cell>
          <table:table-cell office:value-type="float" office:value="4500" table:formula="of:=(6000*0.75)" table:style-name="ce1">
            <text:p>45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3">
            <text:p>Gesamt</text:p>
          </table:table-cell>
          <table:table-cell office:value-type="float" office:value="30000" table:style-name="ce1">
            <text:p>3000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Nadine Neu</text:p>
          </table:table-cell>
          <table:table-cell office:value-type="float" office:value="10000" table:style-name="ce1">
            <text:p>10000</text:p>
          </table:table-cell>
          <table:table-cell office:value-type="float" office:value="40" table:formula="of:=(1000*0.04)" table:style-name="ce1">
            <text:p>4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3">
            <text:p>Herald Hilfbereit</text:p>
          </table:table-cell>
          <table:table-cell office:value-type="float" office:value="2000" table:style-name="ce1">
            <text:p>2000</text:p>
          </table:table-cell>
          <table:table-cell table:number-columns-repeated="16381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0P0">
      <number:number number:decimal-places="0" number:min-decimal-places="0" number:min-integer-digits="1" number:grouping="true">
        <number:embedded-text number:position="0"> </number:embedded-text>
      </number:number>
      <number:currency-symbol>€</number:currency-symbol>
    </number:currency-style>
    <number:currency-style style:name="N10">
      <style:text-properties fo:color="#FF0000"/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>€</number:currency-symbol>
      <style:map style:condition="value()&gt;=0" style:apply-style-name="N10P0"/>
    </number:currency-style>
    <number:currency-style style:name="N34P0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currency-style style:name="N41P0">
      <number:text> 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  <number:currency-symbol>€</number:currency-symbol>
      <number:text> </number:text>
    </number:currency-style>
    <number:currency-style style:name="N41P1">
      <number:text>-</number:text>
      <number:fill-character> </number:fill-character>
      <number:number number:decimal-places="0" number:min-decimal-places="0" number:min-integer-digits="1" number:grouping="true">
        <number:embedded-text number:position="0"> </number:embedded-text>
      </number:number>
      <number:currency-symbol>€</number:currency-symbol>
      <number:text> </number:text>
    </number:currency-style>
    <number:currency-style style:name="N41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>€</number:currency-symbol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W_228_hrung" style:display-name="Währung" style:family="table-cell" style:data-style-name="N34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David Stemmler</meta:initial-creator>
    <dc:creator>David Stemmler</dc:creator>
    <meta:creation-date>2023-10-31T07:07:54Z</meta:creation-date>
    <dc:date>2023-10-31T08:24:07Z</dc:date>
    <meta:editing-duration>PT0S</meta:editing-duration>
  </office:meta>
</office:document-meta>
</file>